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textarea-horizontal-align="justify" draw:textarea-vertical-align="middle" draw:auto-grow-height="false" fo:min-height="2.505cm" fo:min-width="4.87cm"/>
      <style:paragraph-properties style:writing-mode="lr-tb"/>
    </style:style>
    <style:style style:name="gr2" style:family="graphic" style:parent-style-name="objectwithoutfill">
      <style:graphic-properties draw:marker-end="Arrowheads_20_4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3cm" fo:min-width="6.233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4.867cm" fo:min-width="10.24cm"/>
      <style:paragraph-properties style:writing-mode="lr-tb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4.472cm" fo:min-width="10.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2cm" fo:min-width="4.121cm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505cm" fo:min-width="10.24cm"/>
      <style:paragraph-properties style:writing-mode="lr-tb"/>
    </style:style>
    <style:style style:name="gr13" style:family="graphic" style:parent-style-name="objectwithoutfill">
      <style:graphic-properties draw:marker-end="Arrowheads_20_8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.74cm" svg:height="5.509cm" svg:x="2.587cm" svg:y="1.939cm">
          <text:p text:style-name="P1">Lisää nimi ja arv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3.327cm" svg:y1="4.694cm" svg:x2="7.957cm" svg:y2="1.939cm" draw:start-shape="id1" draw:start-glue-point="7" draw:end-shape="id1" draw:end-glue-point="4" svg:d="M13327 4694h502v-3257h-5872v502" svg:viewBox="0 0 5873 3258">
          <text:p/>
        </draw:connector>
        <draw:frame draw:style-name="gr3" draw:text-style-name="P3" draw:layer="layout" svg:width="5.52cm" svg:height="2.955cm" svg:x="14.374cm" svg:y="1.721cm">
          <draw:text-box>
            <text:p>Lisää nimen ja arvon listaan</text:p>
          </draw:text-box>
        </draw:frame>
        <draw:frame draw:style-name="gr4" draw:text-style-name="P3" draw:layer="layout" svg:width="8.436cm" svg:height="1.193cm" svg:x="8.553cm" svg:y="8.235cm">
          <draw:text-box>
            <text:p>Ei enempää lisättävää</text:p>
          </draw:text-box>
        </draw:frame>
        <draw:custom-shape draw:style-name="gr5" draw:text-style-name="P1" xml:id="id2" draw:id="id2" draw:layer="layout" svg:width="10.74cm" svg:height="5.117cm" svg:x="2.587cm" svg:y="10.596cm">
          <text:p text:style-name="P1">Ohjelma tekee uuden listan arvojen mukaan suuruusjärjestyksessä suurimmasta pienimpään 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.957cm" svg:y1="7.448cm" svg:x2="7.957cm" svg:y2="10.596cm" draw:start-shape="id1" draw:start-glue-point="6" draw:end-shape="id2" draw:end-glue-point="0" svg:d="M7957 7448v3148" svg:viewBox="0 0 1 3149">
          <text:p/>
        </draw:connector>
        <draw:custom-shape draw:style-name="gr7" draw:text-style-name="P4" xml:id="id3" draw:id="id3" draw:layer="layout" svg:width="10.74cm" svg:height="4.722cm" svg:x="2.587cm" svg:y="17.68cm">
          <text:p text:style-name="P4">Ohjelma antaa seuraavan nimen ja arvon listalta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324cm" svg:height="0.962cm" svg:x="14.091cm" svg:y="18.135cm">
          <draw:text-box>
            <text:p>Seuraava hahmo</text:p>
          </draw:text-box>
        </draw:frame>
        <draw:frame draw:style-name="gr9" draw:text-style-name="P3" draw:layer="layout" svg:width="5.789cm" svg:height="1.192cm" svg:x="8.156cm" svg:y="23.976cm">
          <draw:text-box>
            <text:p>Lopeta taistelu</text:p>
          </draw:text-box>
        </draw:frame>
        <draw:connector draw:style-name="gr10" draw:text-style-name="P2" draw:layer="layout" svg:x1="13.327cm" svg:y1="20.041cm" svg:x2="7.957cm" svg:y2="17.68cm" draw:start-shape="id3" draw:start-glue-point="1" draw:end-shape="id3" draw:end-glue-point="0" svg:d="M13327 20041h501v-2862h-5871v501" svg:viewBox="0 0 5872 2863">
          <text:p/>
        </draw:connector>
        <draw:connector draw:style-name="gr11" draw:text-style-name="P2" draw:layer="layout" svg:x1="7.957cm" svg:y1="15.713cm" svg:x2="7.957cm" svg:y2="17.68cm" draw:start-shape="id2" draw:start-glue-point="2" draw:end-shape="id3" draw:end-glue-point="0" svg:d="M7957 15713v1967" svg:viewBox="0 0 1 1968">
          <text:p/>
        </draw:connector>
        <draw:custom-shape draw:style-name="gr12" draw:text-style-name="P4" xml:id="id4" draw:id="id4" draw:layer="layout" svg:width="10.74cm" svg:height="2.755cm" svg:x="2.587cm" svg:y="25.55cm">
          <text:p text:style-name="P4">Ohjelma lopettaa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7.957cm" svg:y1="22.402cm" svg:x2="7.957cm" svg:y2="25.55cm" draw:start-shape="id3" draw:start-glue-point="2" draw:end-shape="id4" draw:end-glue-point="0" svg:d="M7957 22402v3148" svg:viewBox="0 0 1 314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7T11:02:48.222180538</meta:creation-date>
    <dc:date>2023-01-27T12:56:19.223029325</dc:date>
    <meta:editing-duration>PT1M1S</meta:editing-duration>
    <meta:editing-cycles>2</meta:editing-cycles>
    <meta:generator>LibreOffice/7.3.7.2$Linux_X86_64 LibreOffice_project/30$Build-2</meta:generator>
    <meta:document-statistic meta:object-count="13"/>
  </office:meta>
</office:document-meta>
</file>